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Arial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0783in" fo:margin-right="0.0783in" fo:text-indent="0in" style:auto-text-indent="false"/>
    </style:style>
    <style:style style:name="P2" style:family="paragraph" style:parent-style-name="Standard">
      <style:paragraph-properties fo:margin-left="0.0783in" fo:margin-right="0.0783in" fo:text-indent="0in" style:auto-text-indent="false"/>
      <style:text-properties fo:font-weight="normal" style:font-weight-asian="normal" style:font-weight-complex="normal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5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text-line-through-type="none" style:font-name="Arial" fo:font-size="18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9" style:family="paragraph">
      <loext:graphic-properties draw:fill-color="#ffffff"/>
      <style:text-properties style:font-name="Arial2" fo:font-size="6pt" fo:font-weight="normal" style:font-size-asian="6pt" style:font-weight-asian="normal" style:font-size-complex="6pt" style:font-weight-complex="normal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text-properties style:font-name="Arial2" fo:font-size="6pt" style:font-size-asian="6pt" style:font-size-complex="6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style:font-name="Arial2"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4770"/>
    </style:style>
    <style:style style:name="T3" style:family="text">
      <style:text-properties fo:color="#b3b3b3" loext:opacity="100%" style:font-name="Arial2" fo:font-size="7pt" style:font-size-asian="7pt" style:font-size-complex="7pt"/>
    </style:style>
    <style:style style:name="T4" style:family="text">
      <style:text-properties fo:color="#b3b3b3" loext:opacity="100%" style:font-name="Arial2" fo:font-size="7pt" officeooo:rsid="00014770" style:font-size-asian="7pt" style:font-size-complex="7pt"/>
    </style:style>
    <style:style style:name="T5" style:family="text">
      <style:text-properties style:font-name="Arial2" fo:font-size="6pt" fo:font-weight="normal" style:font-size-asian="6pt" style:font-weight-asian="normal" style:font-size-complex="6pt" style:font-weight-complex="normal"/>
    </style:style>
    <style:style style:name="T6" style:family="text">
      <style:text-properties style:font-name="Arial2" fo:font-size="6pt" style:font-size-asian="6pt" style:font-size-complex="6pt"/>
    </style:style>
    <style:style style:name="T7" style:family="text">
      <style:text-properties style:font-name="Arial2" fo:font-size="8pt" fo:font-weight="bold" style:font-size-asian="8pt" style:font-weight-asian="bold" style:font-size-complex="8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 #000000"/>
    </style:style>
    <style:style style:name="gr3" style:family="graphic">
      <style:graphic-properties svg:stroke-width="0.0161in" draw:marker-start-width="0.161in" draw:marker-end-width="0.161in" draw:fill-color="#ffffff" draw:textarea-horizontal-align="left" draw:textarea-vertical-align="top" draw:auto-grow-height="false" fo:padding-top="0.0118in" fo:padding-bottom="0.0075in" fo:padding-left="0.0472in" fo:padding-right="0.0075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61in" draw:marker-start-width="0.161in" draw:marker-end-width="0.161in" draw:fill="solid" draw:fill-color="#ffffff" draw:textarea-horizontal-align="center" draw:textarea-vertical-align="middle" fo:padding-top="0.0075in" fo:padding-bottom="0.0075in" fo:padding-left="0.0075in" fo:padding-right="0.0075in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130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283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0972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1516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xtRsCedent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1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odigoBarra" form:control-implementation="ooo:com.sun.star.form.component.TextField" xml:id="control45" form:id="control4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6" form:id="control4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7" form:id="control4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8" form:id="control4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9" form:id="control4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50" form:id="control5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1" form:id="control5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2" form:id="control5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3" form:id="control5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4" form:id="control5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5" form:id="control5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6" form:id="control5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2" form:control-implementation="ooo:com.sun.star.form.component.TextField" xml:id="control57" form:id="control5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SacadorAvalistaL3" form:control-implementation="ooo:com.sun.star.form.component.TextField" xml:id="control58" form:id="control5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0" draw:name="Shape1" draw:style-name="gr4" draw:text-style-name="P10" svg:width="1.763in" svg:height="0.4862in" svg:x="0.0984in" svg:y="0.4417in"><text:p/></draw:rect><draw:rect text:anchor-type="paragraph" draw:z-index="1" draw:name="Shape2" draw:style-name="gr4" draw:text-style-name="P10" svg:width="0.7831in" svg:height="0.4886in" svg:x="1.8752in" svg:y="0.4417in"><text:p/></draw:rect><draw:rect text:anchor-type="paragraph" draw:z-index="2" draw:name="Shape3" draw:style-name="gr4" draw:text-style-name="P10" svg:width="4.9579in" svg:height="0.4843in" svg:x="2.672in" svg:y="0.4425in"><text:p/></draw:rect><draw:custom-shape text:anchor-type="paragraph" draw:z-index="3" draw:name="Shape4" draw:style-name="gr3" draw:text-style-name="P9" svg:width="3.5185in" svg:height="0.2953in" svg:x="0.0984in" svg:y="0.9291in"><text:p><text:span text:style-name="T5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5" draw:style-name="gr3" draw:text-style-name="P9" svg:width="1.4906in" svg:height="0.2953in" svg:x="3.6165in" svg:y="0.9291in"><text:p><text:span text:style-name="T5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6" draw:style-name="gr3" draw:text-style-name="P9" svg:width="0.4559in" svg:height="0.2953in" svg:x="5.1071in" svg:y="0.9291in"><text:p><text:span text:style-name="T5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7" draw:style-name="gr3" draw:text-style-name="P9" svg:width="0.5878in" svg:height="0.2953in" svg:x="5.5626in" svg:y="0.9291in"><text:p><text:span text:style-name="T5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8" draw:style-name="gr3" draw:text-style-name="P9" svg:width="1.4787in" svg:height="0.2953in" svg:x="6.15in" svg:y="0.9291in"><text:p><text:span text:style-name="T5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name="Shape9" draw:style-name="gr3" draw:text-style-name="P9" svg:width="2.3476in" svg:height="0.2953in" svg:x="0.0984in" svg:y="1.2244in"><text:p><text:span text:style-name="T5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10" draw:style-name="gr3" draw:text-style-name="P9" svg:width="1.5425in" svg:height="0.2953in" svg:x="2.4457in" svg:y="1.2244in"><text:p><text:span text:style-name="T5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11" draw:style-name="gr3" draw:text-style-name="P9" svg:width="1.5748in" svg:height="0.2953in" svg:x="3.9882in" svg:y="1.2244in"><text:p><text:span text:style-name="T5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Shape12" draw:style-name="gr3" draw:text-style-name="P9" svg:width="2.0661in" svg:height="0.2953in" svg:x="5.5626in" svg:y="1.2244in"><text:p><text:span text:style-name="T5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name="Shape13" draw:style-name="gr3" draw:text-style-name="P9" svg:width="1.5913in" svg:height="0.2953in" svg:x="0.0984in" svg:y="1.5193in"><text:p><text:span text:style-name="T5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14" draw:style-name="gr3" draw:text-style-name="P9" svg:width="1.3039in" svg:height="0.2953in" svg:x="1.6898in" svg:y="1.5193in"><text:p><text:span text:style-name="T5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Shape15" draw:style-name="gr3" draw:text-style-name="P9" svg:width="1.285in" svg:height="0.2953in" svg:x="2.9929in" svg:y="1.5193in"><text:p><text:span text:style-name="T5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Shape16" draw:style-name="gr3" draw:text-style-name="P9" svg:width="1.2949in" svg:height="0.2953in" svg:x="4.2681in" svg:y="1.5193in"><text:p><text:span text:style-name="T5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Shape17" draw:style-name="gr3" draw:text-style-name="P9" svg:width="2.0661in" svg:height="0.2953in" svg:x="5.5626in" svg:y="1.5193in"><text:p><text:span text:style-name="T5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name="Shape18" draw:style-name="gr3" draw:text-style-name="P9" svg:width="5.8315in" svg:height="0.2953in" svg:x="0.0984in" svg:y="2.1098in"><text:p><text:span text:style-name="T5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Shape19" draw:style-name="gr3" draw:text-style-name="P9" svg:width="1.6988in" svg:height="0.2953in" svg:x="5.9311in" svg:y="2.1098in"><text:p><text:span text:style-name="T5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name="Shape20" draw:style-name="gr9" draw:text-style-name="P13" svg:width="1.2295in" svg:height="0.1516in" svg:x="6.4008in" svg:y="0.2709in"><draw:text-box><text:p text:style-name="P12"><text:span text:style-name="T7">RECIBO DO PAGADOR</text:span></text:p></draw:text-box></draw:frame><draw:line text:anchor-type="paragraph" draw:z-index="20" draw:name="Shape21" draw:style-name="gr8" draw:text-style-name="P14" svg:x1="0.0992in" svg:y1="2.6154in" svg:x2="7.6295in" svg:y2="2.6154in"><text:p/></draw:line><draw:custom-shape text:anchor-type="paragraph" draw:z-index="21" draw:name="Shape22" draw:style-name="gr3" draw:text-style-name="P9" svg:width="7.5307in" svg:height="0.6378in" svg:x="0.0992in" svg:y="5.9346in"><text:p><text:span text:style-name="T5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name="Shape23" draw:style-name="gr7" draw:text-style-name="P11" svg:width="0.7933in" svg:height="0.0976in" svg:x="6.8437in" svg:y="2.5102in"><draw:text-box><text:p><text:span text:style-name="T6">Corte na linha abaixo</text:span></text:p></draw:text-box></draw:frame><draw:custom-shape text:anchor-type="paragraph" draw:z-index="23" draw:name="Shape24" draw:style-name="gr3" draw:text-style-name="P9" svg:width="5.7398in" svg:height="0.2953in" svg:x="0.0984in" svg:y="3.2799in"><text:p><text:span text:style-name="T5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Shape25" draw:style-name="gr3" draw:text-style-name="P9" svg:width="1.7921in" svg:height="0.2953in" svg:x="5.8382in" svg:y="3.2799in"><text:p><text:span text:style-name="T5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Shape26" draw:style-name="gr3" draw:text-style-name="P9" svg:width="5.7398in" svg:height="0.2953in" svg:x="0.0984in" svg:y="3.5752in"><text:p><text:span text:style-name="T5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name="Shape27" draw:style-name="gr3" draw:text-style-name="P9" svg:width="1.7921in" svg:height="0.2953in" svg:x="5.8382in" svg:y="3.5752in"><text:p><text:span text:style-name="T5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name="Shape28" draw:style-name="gr3" draw:text-style-name="P9" svg:width="1.7921in" svg:height="0.2953in" svg:x="5.8382in" svg:y="3.8701in"><text:p><text:span text:style-name="T5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Shape29" draw:style-name="gr3" draw:text-style-name="P9" svg:width="1.7921in" svg:height="0.2953in" svg:x="5.8382in" svg:y="4.1654in"><text:p><text:span text:style-name="T5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name="Shape30" draw:style-name="gr3" draw:text-style-name="P9" svg:width="1.7921in" svg:height="0.2953in" svg:x="5.8382in" svg:y="4.4602in"><text:p><text:span text:style-name="T5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name="Shape31" draw:style-name="gr3" draw:text-style-name="P9" svg:width="1.7921in" svg:height="0.2953in" svg:x="5.8382in" svg:y="4.7555in"><text:p><text:span text:style-name="T5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name="Shape32" draw:style-name="gr3" draw:text-style-name="P9" svg:width="1.7921in" svg:height="0.2953in" svg:x="5.8382in" svg:y="5.0508in"><text:p><text:span text:style-name="T5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name="Shape33" draw:style-name="gr3" draw:text-style-name="P9" svg:width="1.7921in" svg:height="0.2953in" svg:x="5.8382in" svg:y="5.3457in"><text:p><text:span text:style-name="T5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name="Shape34" draw:style-name="gr3" draw:text-style-name="P9" svg:width="1.7921in" svg:height="0.2953in" svg:x="5.8382in" svg:y="5.6409in"><text:p><text:span text:style-name="T5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name="Shape35" draw:style-name="gr3" draw:text-style-name="P9" svg:width="7.5307in" svg:height="0.6378in" svg:x="0.0992in" svg:y="6.5728in"><text:p><text:span text:style-name="T5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name="Shape36" draw:style-name="gr3" draw:text-style-name="P9" svg:width="0.9976in" svg:height="0.2953in" svg:x="0.0984in" svg:y="3.8701in"><text:p><text:span text:style-name="T5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name="Shape37" draw:style-name="gr3" draw:text-style-name="P9" svg:width="1.1622in" svg:height="0.2953in" svg:x="1.0957in" svg:y="3.8701in"><text:p><text:span text:style-name="T5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name="Shape38" draw:style-name="gr3" draw:text-style-name="P9" svg:width="1.1803in" svg:height="0.2953in" svg:x="2.2575in" svg:y="3.8701in"><text:p><text:span text:style-name="T5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name="Shape39" draw:style-name="gr3" draw:text-style-name="P9" svg:width="0.8248in" svg:height="0.2953in" svg:x="3.4374in" svg:y="3.8701in"><text:p><text:span text:style-name="T5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name="Shape40" draw:style-name="gr3" draw:text-style-name="P9" svg:width="1.5768in" svg:height="0.2953in" svg:x="4.2618in" svg:y="3.8701in"><text:p><text:span text:style-name="T5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name="Shape41" draw:style-name="gr3" draw:text-style-name="P9" svg:width="0.9976in" svg:height="0.2953in" svg:x="0.0984in" svg:y="4.1654in"><text:p><text:span text:style-name="T5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name="Shape42" draw:style-name="gr3" draw:text-style-name="P9" svg:width="0.7543in" svg:height="0.2953in" svg:x="1.0957in" svg:y="4.1654in"><text:p><text:span text:style-name="T5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name="Shape43" draw:style-name="gr3" draw:text-style-name="P9" svg:width="1.0098in" svg:height="0.2953in" svg:x="1.85in" svg:y="4.1654in"><text:p><text:span text:style-name="T5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name="Shape44" draw:style-name="gr3" draw:text-style-name="P9" svg:width="1.4024in" svg:height="0.2953in" svg:x="2.8598in" svg:y="4.1654in"><text:p><text:span text:style-name="T5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name="Shape45" draw:style-name="gr3" draw:text-style-name="P9" svg:width="1.5768in" svg:height="0.2953in" svg:x="4.2618in" svg:y="4.1654in"><text:p><text:span text:style-name="T5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name="Shape46" draw:style-name="gr3" draw:text-style-name="P9" svg:width="5.7398in" svg:height="1.476in" svg:x="0.0984in" svg:y="4.4602in"><text:p><text:span text:style-name="T5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name="Shape47" draw:style-name="gr6" draw:text-style-name="P13" svg:width="1.5413in" svg:height="0.1287in" svg:x="6.089in" svg:y="7.2984in"><draw:text-box><text:p text:style-name="P12"><text:span text:style-name="T7">FICHA DE COMPENSAÇÃO</text:span></text:p></draw:text-box></draw:frame><draw:frame text:anchor-type="paragraph" draw:z-index="47" draw:name="Shape48" draw:style-name="gr5" draw:text-style-name="P11" svg:width="0.928in" svg:height="0.1307in" svg:x="4.9161in" svg:y="7.3098in"><draw:text-box><text:p><text:span text:style-name="T6">Autenticação Mecânica</text:span></text:p></draw:text-box></draw:frame><draw:rect text:anchor-type="paragraph" draw:z-index="48" draw:name="Shape49" draw:style-name="gr4" draw:text-style-name="P10" svg:width="1.763in" svg:height="0.4862in" svg:x="0.0984in" svg:y="2.7917in"><text:p/></draw:rect><draw:rect text:anchor-type="paragraph" draw:z-index="49" draw:name="Shape50" draw:style-name="gr4" draw:text-style-name="P10" svg:width="0.7831in" svg:height="0.4886in" svg:x="1.8752in" svg:y="2.7917in"><text:p/></draw:rect><draw:rect text:anchor-type="paragraph" draw:z-index="50" draw:name="Shape51" draw:style-name="gr4" draw:text-style-name="P10" svg:width="4.9579in" svg:height="0.4843in" svg:x="2.672in" svg:y="2.7925in"><text:p/></draw:rect><draw:custom-shape text:anchor-type="paragraph" draw:z-index="51" draw:name="Shape52" draw:style-name="gr3" draw:text-style-name="P9" svg:width="7.5331in" svg:height="0.2953in" svg:x="0.0984in" svg:y="1.8146in"><text:p><text:span text:style-name="T5">Pagador</text:span>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2" draw:name="Shape53" draw:style-name="gr1"><draw:control draw:style-name="gr2" draw:text-style-name="P4" svg:width="3.4248in" svg:height="0.1559in" svg:x="0.1618in" svg:y="1.048in" draw:control="control1"/><draw:control draw:style-name="gr2" draw:text-style-name="P4" svg:width="1.3886in" svg:height="0.1559in" svg:x="3.672in" svg:y="1.048in" draw:control="control2"/><draw:control draw:style-name="gr2" draw:text-style-name="P4" svg:width="0.3657in" svg:height="0.1559in" svg:x="5.1654in" svg:y="1.048in" draw:control="control3"/><draw:control draw:style-name="gr2" draw:text-style-name="P5" svg:width="1.6232in" svg:height="0.3752in" svg:x="0.1791in" svg:y="0.5035in" draw:control="control4"/><draw:control draw:style-name="gr2" draw:text-style-name="P4" svg:width="0.5016in" svg:height="0.1559in" svg:x="5.6181in" svg:y="1.048in" draw:control="control5"/><draw:control draw:style-name="gr2" draw:text-style-name="P4" svg:width="1.3996in" svg:height="0.1579in" svg:x="6.1976in" svg:y="1.048in" draw:control="control6"/><draw:control draw:name="txtNumeroDocumento" draw:style-name="gr2" draw:text-style-name="P4" svg:width="2.2425in" svg:height="0.1559in" svg:x="0.1618in" svg:y="1.3433in" draw:control="control7"/><draw:control draw:name="txtNumeroDocumento" draw:style-name="gr2" draw:text-style-name="P4" svg:width="1.4496in" svg:height="0.1559in" svg:x="2.4965in" svg:y="1.3433in" draw:control="control8"/><draw:control draw:name="txtNumeroDocumento" draw:style-name="gr2" draw:text-style-name="P4" svg:width="1.4933in" svg:height="0.1559in" svg:x="4.039in" svg:y="1.3433in" draw:control="control9"/><draw:control draw:name="txtNumeroDocumento" draw:style-name="gr2" draw:text-style-name="P4" svg:width="1.978in" svg:height="0.1559in" svg:x="5.6173in" svg:y="1.3433in" draw:control="control10"/><draw:control draw:name="txtNumeroDocumento" draw:style-name="gr2" draw:text-style-name="P4" svg:width="1.4941in" svg:height="0.1559in" svg:x="0.1618in" svg:y="1.6382in" draw:control="control11"/><draw:control draw:name="txtNumeroDocumento" draw:style-name="gr2" draw:text-style-name="P4" svg:width="1.215in" svg:height="0.1559in" svg:x="1.7402in" svg:y="1.6382in" draw:control="control12"/><draw:control draw:name="txtNumeroDocumento" draw:style-name="gr2" draw:text-style-name="P4" svg:width="1.2004in" svg:height="0.1559in" svg:x="3.0319in" svg:y="1.6382in" draw:control="control13"/><draw:control draw:name="txtNumeroDocumento" draw:style-name="gr2" draw:text-style-name="P4" svg:width="1.2004in" svg:height="0.1559in" svg:x="4.3173in" svg:y="1.6382in" draw:control="control14"/><draw:control draw:name="txtNumeroDocumento" draw:style-name="gr2" draw:text-style-name="P4" svg:width="1.9925in" svg:height="0.1559in" svg:x="5.6028in" svg:y="1.6382in" draw:control="control15"/><draw:control draw:name="txtNumeroDocumento" draw:style-name="gr2" draw:text-style-name="P4" svg:width="5.7232in" svg:height="0.1559in" svg:x="0.1618in" svg:y="2.2287in" draw:control="control16"/><draw:control draw:style-name="gr2" draw:text-style-name="P6" svg:width="0.7287in" svg:height="0.3748in" svg:x="1.9035in" svg:y="0.5016in" draw:control="control17"/><draw:control draw:style-name="gr2" draw:text-style-name="P7" svg:width="4.837in" svg:height="0.3752in" svg:x="2.7319in" svg:y="0.5035in" draw:control="control18"/><draw:control draw:style-name="gr2" draw:text-style-name="P5" svg:width="1.6232in" svg:height="0.3752in" svg:x="0.1791in" svg:y="2.8535in" draw:control="control19"/><draw:control draw:style-name="gr2" draw:text-style-name="P6" svg:width="0.7287in" svg:height="0.3748in" svg:x="1.9035in" svg:y="2.8535in" draw:control="control20"/><draw:control draw:style-name="gr2" draw:text-style-name="P7" svg:width="4.837in" svg:height="0.3752in" svg:x="2.7319in" svg:y="2.8535in" draw:control="control21"/><draw:control draw:style-name="gr2" draw:text-style-name="P4" svg:width="5.6343in" svg:height="0.1559in" svg:x="0.1618in" svg:y="3.4016in" draw:control="control22"/><draw:control draw:style-name="gr2" draw:text-style-name="P4" svg:width="5.6343in" svg:height="0.1559in" svg:x="0.1618in" svg:y="3.6941in" draw:control="control23"/><draw:control draw:style-name="gr2" draw:text-style-name="P4" svg:width="1.698in" svg:height="0.1559in" svg:x="5.8819in" svg:y="3.4016in" draw:control="control24"/><draw:control draw:style-name="gr2" draw:text-style-name="P4" svg:width="1.698in" svg:height="0.1559in" svg:x="5.8819in" svg:y="3.6941in" draw:control="control25"/><draw:control draw:style-name="gr2" draw:text-style-name="P4" svg:width="1.6988in" svg:height="0.1559in" svg:x="5.889in" svg:y="4.2854in" draw:control="control26"/><draw:control draw:style-name="gr2" draw:text-style-name="P4" svg:width="1.6988in" svg:height="0.1559in" svg:x="5.889in" svg:y="3.9799in" draw:control="control27"/><draw:control draw:style-name="gr2" draw:text-style-name="P4" svg:width="1.6988in" svg:height="0.1559in" svg:x="5.889in" svg:y="4.5799in" draw:control="control28"/><draw:control draw:style-name="gr2" draw:text-style-name="P4" svg:width="1.6988in" svg:height="0.1559in" svg:x="5.889in" svg:y="4.8744in" draw:control="control29"/><draw:control draw:style-name="gr2" draw:text-style-name="P4" svg:width="1.6988in" svg:height="0.1559in" svg:x="5.889in" svg:y="5.1697in" draw:control="control30"/><draw:control draw:style-name="gr2" draw:text-style-name="P4" svg:width="1.6988in" svg:height="0.1559in" svg:x="5.889in" svg:y="5.4654in" draw:control="control31"/><draw:control draw:style-name="gr2" draw:text-style-name="P4" svg:width="0.8941in" svg:height="0.1559in" svg:x="0.1618in" svg:y="3.9799in" draw:control="control32"/><draw:control draw:style-name="gr2" draw:text-style-name="P4" svg:width="1.0748in" svg:height="0.1559in" svg:x="1.1457in" svg:y="3.9799in" draw:control="control33"/><draw:control draw:style-name="gr2" draw:text-style-name="P4" svg:width="1.0969in" svg:height="0.1559in" svg:x="2.3055in" svg:y="3.9799in" draw:control="control34"/><draw:control draw:style-name="gr2" draw:text-style-name="P4" svg:width="0.7295in" svg:height="0.1559in" svg:x="3.4949in" svg:y="3.9799in" draw:control="control35"/><draw:control draw:style-name="gr2" draw:text-style-name="P4" svg:width="1.4858in" svg:height="0.1559in" svg:x="4.3173in" svg:y="3.9799in" draw:control="control36"/><draw:control draw:style-name="gr2" draw:text-style-name="P4" svg:width="0.8941in" svg:height="0.1559in" svg:x="0.1618in" svg:y="4.2854in" draw:control="control37"/><draw:control draw:style-name="gr2" draw:text-style-name="P4" svg:width="0.6661in" svg:height="0.1579in" svg:x="1.1437in" svg:y="4.2854in" draw:control="control38"/><draw:control draw:style-name="gr2" draw:text-style-name="P4" svg:width="0.9071in" svg:height="0.1579in" svg:x="1.9083in" svg:y="4.2854in" draw:control="control39"/><draw:control draw:style-name="gr2" draw:text-style-name="P4" svg:width="1.2996in" svg:height="0.1579in" svg:x="2.9272in" svg:y="4.2854in" draw:control="control40"/><draw:control draw:style-name="gr2" draw:text-style-name="P4" svg:width="1.4933in" svg:height="0.1579in" svg:x="4.3173in" svg:y="4.2854in" draw:control="control41"/><draw:control draw:style-name="gr2" draw:text-style-name="P4" svg:width="1.6988in" svg:height="0.1559in" svg:x="5.889in" svg:y="5.7669in" draw:control="control42"/><draw:control draw:style-name="gr2" draw:text-style-name="P8" svg:width="7.4268in" svg:height="0.1579in" svg:x="0.1618in" svg:y="6.0606in" draw:control="control43"/><draw:control draw:style-name="gr2" draw:text-style-name="P4" svg:width="7.4268in" svg:height="0.1579in" svg:x="0.1618in" svg:y="6.6961in" draw:control="control44"/><draw:control draw:style-name="gr2" draw:text-style-name="P5" svg:width="4.2878in" svg:height="0.5122in" svg:x="0.0992in" svg:y="7.3091in" draw:control="control45"/><draw:control draw:name="txtNumeroDocumento" draw:style-name="gr2" draw:text-style-name="P4" svg:width="7.415in" svg:height="0.1559in" svg:x="0.1618in" svg:y="1.9335in" draw:control="control46"/><draw:control draw:name="txtNumeroDocumento" draw:style-name="gr2" draw:text-style-name="P4" svg:width="5.6268in" svg:height="0.1559in" svg:x="0.161in" svg:y="4.5917in" draw:control="control47"/><draw:control draw:name="txtNumeroDocumento" draw:style-name="gr2" draw:text-style-name="P4" svg:width="5.6268in" svg:height="0.1559in" svg:x="0.161in" svg:y="4.7563in" draw:control="control48"/><draw:control draw:name="txtNumeroDocumento" draw:style-name="gr2" draw:text-style-name="P4" svg:width="5.6268in" svg:height="0.1559in" svg:x="0.161in" svg:y="4.9205in" draw:control="control49"/><draw:control draw:name="txtNumeroDocumento" draw:style-name="gr2" draw:text-style-name="P4" svg:width="5.6268in" svg:height="0.1559in" svg:x="0.161in" svg:y="5.085in" draw:control="control50"/><draw:control draw:name="txtNumeroDocumento" draw:style-name="gr2" draw:text-style-name="P4" svg:width="5.6268in" svg:height="0.1559in" svg:x="0.161in" svg:y="5.2563in" draw:control="control51"/><draw:control draw:name="txtNumeroDocumento" draw:style-name="gr2" draw:text-style-name="P4" svg:width="5.6268in" svg:height="0.1559in" svg:x="0.161in" svg:y="5.4209in" draw:control="control52"/><draw:control draw:name="txtNumeroDocumento" draw:style-name="gr2" draw:text-style-name="P4" svg:width="5.6268in" svg:height="0.1559in" svg:x="0.161in" svg:y="5.5854in" draw:control="control53"/><draw:control draw:name="txtNumeroDocumento" draw:style-name="gr2" draw:text-style-name="P4" svg:width="5.6268in" svg:height="0.1559in" svg:x="0.161in" svg:y="5.7551in" draw:control="control54"/><draw:control draw:style-name="gr2" draw:text-style-name="P8" svg:width="7.4268in" svg:height="0.1579in" svg:x="0.1618in" svg:y="6.2287in" draw:control="control55"/><draw:control draw:style-name="gr2" draw:text-style-name="P8" svg:width="7.4268in" svg:height="0.1579in" svg:x="0.1618in" svg:y="6.3933in" draw:control="control56"/><draw:control draw:style-name="gr2" draw:text-style-name="P4" svg:width="7.4268in" svg:height="0.1579in" svg:x="0.1618in" svg:y="6.8626in" draw:control="control57"/><draw:control draw:style-name="gr2" draw:text-style-name="P4" svg:width="7.4268in" svg:height="0.1579in" svg:x="0.1618in" svg:y="7.0343in" draw:control="control58"/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Arial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2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83in" style:type="center"/>
          <style:tab-stop style:position="7.716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b3b3b3" loext:opacity="100%" style:font-name="Arial2" fo:font-size="7pt" style:font-size-asian="7pt" style:font-size-complex="7pt"/>
    </style:style>
    <style:style style:name="MT2" style:family="text">
      <style:text-properties fo:color="#b3b3b3" loext:opacity="100%" style:font-name="Arial2" fo:font-size="7pt" officeooo:rsid="00014770" style:font-size-asian="7pt" style:font-size-complex="7pt"/>
    </style:style>
    <style:page-layout style:name="Mpm1">
      <style:page-layout-properties fo:page-width="8.2681in" fo:page-height="11.6929in" style:num-format="1" style:print-orientation="portrait" fo:margin-top="0.2756in" fo:margin-bottom="0.2756in" fo:margin-left="0.2756in" fo:margin-right="0.27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www.</text:span><text:span text:style-name="MT2">kenos.com.b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meta:initial-creator>Misael Queiroz</meta:initial-creator>
    <meta:creation-date>2008-01-18T19:37:11</meta:creation-date>
    <dc:date>2020-09-16T16:55:38.901502392</dc:date>
    <meta:editing-cycles>115</meta:editing-cycles>
    <meta:editing-duration>PT8H57M43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1" meta:character-count="16" meta:non-whitespace-character-count="16"/>
    <meta:user-defined meta:name="Info 1"/>
    <meta:user-defined meta:name="Info 2"/>
    <meta:user-defined meta:name="Info 3"/>
    <meta:user-defined meta:name="Info 4"/>
  </office:meta>
</office:document-meta>
</file>